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6ce" officeooo:paragraph-rsid="000c56ce"/>
    </style:style>
    <style:style style:name="P2" style:family="paragraph" style:parent-style-name="Standard">
      <style:text-properties officeooo:rsid="0004c162" officeooo:paragraph-rsid="0004c162"/>
    </style:style>
    <style:style style:name="P3" style:family="paragraph" style:parent-style-name="Standard">
      <style:text-properties officeooo:rsid="0004c162" officeooo:paragraph-rsid="0005d824"/>
    </style:style>
    <style:style style:name="P4" style:family="paragraph" style:parent-style-name="Standard">
      <style:text-properties officeooo:rsid="0005d824" officeooo:paragraph-rsid="0005d824"/>
    </style:style>
    <style:style style:name="P5" style:family="paragraph" style:parent-style-name="Text_20_body">
      <style:text-properties officeooo:rsid="0005d824" officeooo:paragraph-rsid="0005d824"/>
    </style:style>
    <style:style style:name="P6" style:family="paragraph" style:parent-style-name="Title">
      <style:text-properties officeooo:rsid="0005d824" officeooo:paragraph-rsid="0005d824"/>
    </style:style>
    <style:style style:name="P7" style:family="paragraph" style:parent-style-name="Text_20_body">
      <style:paragraph-properties fo:text-align="center" style:justify-single-word="false"/>
      <style:text-properties officeooo:rsid="0005d824" officeooo:paragraph-rsid="0005d824"/>
    </style:style>
    <style:style style:name="P8" style:family="paragraph" style:parent-style-name="Standard">
      <style:text-properties officeooo:rsid="0006b454" officeooo:paragraph-rsid="0006b454"/>
    </style:style>
    <style:style style:name="P9" style:family="paragraph" style:parent-style-name="Standard">
      <style:text-properties officeooo:rsid="000b909c" officeooo:paragraph-rsid="000b909c"/>
    </style:style>
    <style:style style:name="P10" style:family="paragraph" style:parent-style-name="Title">
      <style:text-properties officeooo:paragraph-rsid="0005d824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 style:list-style-name=""/>
    <style:style style:name="P15" style:family="paragraph" style:parent-style-name="Heading_20_1">
      <style:paragraph-properties fo:break-before="page"/>
    </style:style>
    <style:style style:name="P16" style:family="paragraph" style:parent-style-name="Heading_20_1" style:list-style-name="">
      <style:paragraph-properties fo:break-before="page"/>
      <style:text-properties officeooo:rsid="00158568" officeooo:paragraph-rsid="00158568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Standard">
      <style:text-properties officeooo:rsid="00106cde" officeooo:paragraph-rsid="00106cde"/>
    </style:style>
    <style:style style:name="P19" style:family="paragraph" style:parent-style-name="Standard">
      <style:text-properties officeooo:rsid="0006b454" officeooo:paragraph-rsid="0006b454"/>
    </style:style>
    <style:style style:name="P20" style:family="paragraph" style:parent-style-name="Text_20_body">
      <style:text-properties officeooo:rsid="00125f39" officeooo:paragraph-rsid="00125f39"/>
    </style:style>
    <style:style style:name="P21" style:family="paragraph" style:parent-style-name="Text_20_body">
      <style:text-properties officeooo:rsid="00138c3b" officeooo:paragraph-rsid="00138c3b"/>
    </style:style>
    <style:style style:name="T1" style:family="text">
      <style:text-properties officeooo:rsid="0005d824"/>
    </style:style>
    <style:style style:name="T2" style:family="text">
      <style:text-properties officeooo:rsid="000ce6e7"/>
    </style:style>
    <style:style style:name="T3" style:family="text">
      <style:text-properties officeooo:rsid="0015856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ew Horizons 3000</text:p>
      <text:p text:style-name="P10">Broadcast Softwar<text:span text:style-name="T1">e</text:span></text:p>
      <text:p text:style-name="P6">Documentation</text:p>
      <text:p text:style-name="P5"/>
      <text:p text:style-name="P7">Version 1 on Feb 2026 by Ed lang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1"><text:a xlink:type="simple" xlink:href="#__RefHeading___Toc106_2511000022" text:style-name="Index_20_Link" text:visited-style-name="Index_20_Link">Purpose<text:tab/>3</text:a></text:p>
          <text:p text:style-name="P11"><text:a xlink:type="simple" xlink:href="#__RefHeading___Toc108_2511000022" text:style-name="Index_20_Link" text:visited-style-name="Index_20_Link">Roles<text:tab/>3</text:a></text:p>
          <text:p text:style-name="P11"><text:a xlink:type="simple" xlink:href="#__RefHeading___Toc110_2511000022" text:style-name="Index_20_Link" text:visited-style-name="Index_20_Link">Security<text:tab/>3</text:a></text:p>
          <text:p text:style-name="P11"><text:a xlink:type="simple" xlink:href="#__RefHeading___Toc112_2511000022" text:style-name="Index_20_Link" text:visited-style-name="Index_20_Link">Definitions<text:tab/>3</text:a></text:p>
          <text:p text:style-name="P11"><text:a xlink:type="simple" xlink:href="#__RefHeading___Toc114_2511000022" text:style-name="Index_20_Link" text:visited-style-name="Index_20_Link">Systems<text:tab/>3</text:a></text:p>
          <text:p text:style-name="P12"><text:a xlink:type="simple" xlink:href="#__RefHeading___Toc140_2685599084" text:style-name="Index_20_Link" text:visited-style-name="Index_20_Link">Overview<text:tab/>4</text:a></text:p>
          <text:p text:style-name="P12"><text:a xlink:type="simple" xlink:href="#__RefHeading___Toc142_2685599084" text:style-name="Index_20_Link" text:visited-style-name="Index_20_Link">WWW – HTTPS access for daily content providers and billing administrators.<text:tab/>4</text:a></text:p>
          <text:p text:style-name="P12"><text:a xlink:type="simple" xlink:href="#__RefHeading___Toc144_2685599084" text:style-name="Index_20_Link" text:visited-style-name="Index_20_Link">VPN – Gives remote desktop and SSH access.<text:tab/>4</text:a></text:p>
          <text:p text:style-name="P11"><text:a xlink:type="simple" xlink:href="#__RefHeading___Toc146_2685599084" text:style-name="Index_20_Link" text:visited-style-name="Index_20_Link">Installation and Configuration<text:tab/>4</text:a></text:p>
        </text:index-body>
      </text:table-of-content>
      <text:h text:style-name="P14" text:outline-level="1"/>
      <text:h text:style-name="P15" text:outline-level="1"><text:bookmark-start text:name="__RefHeading___Toc106_2511000022"/>Purpose<text:bookmark-end text:name="__RefHeading___Toc106_2511000022"/></text:h>
      <text:p text:style-name="P2"/>
      <text:p text:style-name="P3">Provide non technical workflow documentation for end user. <text:s/>Technical documentation can be found at <text:a xlink:type="simple" xlink:href="https://github.com/nh3000-org/broadcast/tree/main" text:style-name="Internet_20_link" text:visited-style-name="Visited_20_Internet_20_Link">https://github.com/nh3000-org/broadcast/tree/main</text:a>. <text:s/></text:p>
      <text:p text:style-name="P3"/>
      <text:p text:style-name="P3">The wiki <text:span text:style-name="T1">(</text:span><text:a xlink:type="simple" xlink:href="https://github.com/nh3000-org/broadcast/wiki" text:style-name="Internet_20_link" text:visited-style-name="Visited_20_Internet_20_Link"><text:span text:style-name="T1">https://github.com/nh3000-org/broadcast/wiki</text:span></text:a><text:span text:style-name="T1">) </text:span>with the source code is designed for system builders <text:span text:style-name="T1">and programmers.</text:span></text:p>
      <text:p text:style-name="P3"/>
      <text:p text:style-name="P4">The workflow is divided into functional sections defined by user roles.</text:p>
      <text:p text:style-name="P4"/>
      <text:h text:style-name="Heading_20_1" text:outline-level="1"><text:bookmark-start text:name="__RefHeading___Toc108_2511000022"/>Roles<text:bookmark-end text:name="__RefHeading___Toc108_2511000022"/></text:h>
      <text:p text:style-name="P4">Administrator – Full access to system</text:p>
      <text:p text:style-name="P4">DJ – Disk Jockey access to specialty categories. </text:p>
      <text:p text:style-name="P4">NWS – News Weather Sports access.</text:p>
      <text:p text:style-name="P4">Music Director – Web access to manage music/shows playlist’s.</text:p>
      <text:p text:style-name="P4">Accounting – Access to historical advertising data and current advertising campaigns.</text:p>
      <text:p text:style-name="P4"/>
      <text:h text:style-name="Heading_20_1" text:outline-level="1"><text:bookmark-start text:name="__RefHeading___Toc110_2511000022"/>Security<text:bookmark-end text:name="__RefHeading___Toc110_2511000022"/></text:h>
      <text:p text:style-name="P8"/>
      <text:p text:style-name="P8">Security is achieved by limiting access to the system using commonly accepted measures.</text:p>
      <text:p text:style-name="P8"/>
      <text:h text:style-name="Heading_20_1" text:outline-level="1"><text:bookmark-start text:name="__RefHeading___Toc112_2511000022"/>Definitions<text:bookmark-end text:name="__RefHeading___Toc112_2511000022"/></text:h>
      <text:p text:style-name="P9"/>
      <text:p text:style-name="P9">VPN – Provided by router. User VPN credentials are managed here.</text:p>
      <text:p text:style-name="P9">WEB – HTTPS connections through port 3000, managed by Cloudflare tunneling technology</text:p>
      <text:p text:style-name="P9"/>
      <text:p text:style-name="P1">Use VPN to access entire system GUI, Terminal and <text:s/>DJ systems</text:p>
      <text:p text:style-name="P1">Use WEB for remote content management and reporting.</text:p>
      <text:p text:style-name="P8"/>
      <text:h text:style-name="Heading_20_1" text:outline-level="1"><text:bookmark-start text:name="__RefHeading___Toc114_2511000022"/>Systems<text:bookmark-end text:name="__RefHeading___Toc114_2511000022"/></text:h>
      <text:p text:style-name="P9"/>
      <text:p text:style-name="P8">GUI – Accessed through VPN as a remote desktop, <text:span text:style-name="T2">GOD mode.</text:span></text:p>
      <text:p text:style-name="P8">WEB – WWW access using keys, user, and password combinations.</text:p>
      <text:p text:style-name="P8">SSH – Terminal access though VPN to provide real time status of system.</text:p>
      <text:p text:style-name="P8"/>
      <text:h text:style-name="P17" text:outline-level="2"><text:bookmark-start text:name="__RefHeading___Toc140_2685599084"/>Overview<text:bookmark-end text:name="__RefHeading___Toc140_2685599084"/></text:h>
      <text:p text:style-name="Text_20_body"/>
      <text:p text:style-name="P20">The system is divided into functional categories which provide secure access to the system from:</text:p>
      <text:h text:style-name="Heading_20_2" text:outline-level="2"><text:bookmark-start text:name="__RefHeading___Toc142_2685599084"/>WWW – HTTPS access for daily content providers and billing administrators.<text:bookmark-end text:name="__RefHeading___Toc142_2685599084"/></text:h>
      <text:h text:style-name="Heading_20_2" text:outline-level="2"><text:bookmark-start text:name="__RefHeading___Toc144_2685599084"/>VPN – Gives remote desktop <text:s/>and SSH access. <text:bookmark-end text:name="__RefHeading___Toc144_2685599084"/></text:h>
      <text:p text:style-name="Text_20_body"/>
      <text:p text:style-name="P20">Thee functions and use cases balance security with ease of use.</text:p>
      <text:p text:style-name="P20">Cloudflare is used to expose port 3000 to the world without punching a hole in the firewall. <text:s/>It provides 2-factor authentication and proxy services for HTTPS access.</text:p>
      <text:p text:style-name="P20"/>
      <text:p text:style-name="P20">For increased functionality, a VPN is used to tunnel to the server and other network available resources.</text:p>
      <text:p text:style-name="P20"/>
      <text:h text:style-name="Heading_20_1" text:outline-level="1"><text:bookmark-start text:name="__RefHeading___Toc146_2685599084"/>Installation and Configuration<text:bookmark-end text:name="__RefHeading___Toc146_2685599084"/></text:h>
      <text:p text:style-name="P21"/>
      <text:p text:style-name="P21">The system uses NATS for storage, POSTGRESQL for database and GO as the programming language. <text:s/><text:span text:style-name="T3">Hardware requirements include enough space for 3 times the actual space used for music libraries and a high end sound card.</text:span> <text:s/>The detailed documentation can be found at : <text:s/>https://github.com/nh3000-org/broadcast/wiki</text:p>
      <text:p text:style-name="P20"/>
      <text:p text:style-name="P20"/>
      <text:p text:style-name="Text_20_body"/>
      <text:h text:style-name="P16" text:outline-level="1">VPN</text:h>
      <text:h text:style-name="P15" text:outline-level="1">GUI</text:h>
      <text:p text:style-name="Text_20_body"/>
      <text:h text:style-name="P15" text:outline-level="1">HTTPS</text:h>
      <text:p text:style-name="Text_20_body"/>
      <text:h text:style-name="P15" text:outline-level="1">SSH</text:h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13:19:46.774418936</meta:creation-date>
    <meta:generator>LibreOffice/7.3.7.2$Linux_X86_64 LibreOffice_project/30$Build-2</meta:generator>
    <dc:date>2026-02-16T08:47:10.656275165</dc:date>
    <meta:editing-duration>PT47M58S</meta:editing-duration>
    <meta:editing-cycles>9</meta:editing-cycles>
    <meta:document-statistic meta:table-count="0" meta:image-count="0" meta:object-count="0" meta:page-count="8" meta:paragraph-count="48" meta:word-count="356" meta:character-count="2406" meta:non-whitespace-character-count="2073"/>
  </office:meta>
</office:document-meta>
</file>